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5"/>
    <style:style style:name="P2" style:family="paragraph" style:parent-style-name="Text_20_body" style:list-style-name="L5">
      <style:paragraph-properties fo:margin-top="0cm" fo:margin-bottom="0cm"/>
    </style:style>
    <style:style style:name="P3" style:family="paragraph" style:parent-style-name="Text_20_body">
      <style:paragraph-properties fo:margin-top="0cm" fo:margin-bottom="0cm"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margin-top="0cm" fo:margin-bottom="0cm" fo:text-align="start" style:justify-single-word="false"/>
    </style:style>
    <style:style style:name="P5" style:family="paragraph" style:parent-style-name="Text_20_body" style:list-style-name="L6">
      <style:paragraph-properties fo:margin-top="0cm" fo:margin-bottom="0cm" fo:text-align="start" style:justify-single-word="false"/>
    </style:style>
    <style:style style:name="T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cument de cadrage</text:p>
      <text:p text:style-name="P3"/>
      <text:p text:style-name="P4"><text:span text:style-name="T1">Liste des tâches :</text:span></text:p>
      <text:p text:style-name="P4"><text:span text:style-name="T1"/></text:p>
      <text:list xml:id="list989454112" text:style-name="L6">
        <text:list-item>
          <text:p text:style-name="P5">Création des inbetween-balls par interpolation </text:p>
        </text:list-item>
        <text:list-item>
          <text:p text:style-name="P5">Génération du premier maillage:<text:line-break/>a) Détermination des limbs en récupérant les joint nodes</text:p>
          <text:p text:style-name="P5">b) Opération de sweeping sur chaque limb</text:p>
          <text:p text:style-name="P5">c) Opération de stitching</text:p>
          <text:p text:style-name="P5"/>
        </text:list-item>
        <text:list-item>
          <text:p text:style-name="P5">Subdivision du maillage:</text:p>
        </text:list-item>
      </text:list>
      <text:list xml:id="list2032778857" text:style-name="L5">
        <text:list-header>
          <text:p text:style-name="P2">a) Application de Catmull-Clark</text:p>
          <text:p text:style-name="P2">b) Evolution du maillage</text:p>
          <text:p text:style-name="P1">c) Fairing</text:p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mid </meta:initial-creator>
    <meta:creation-date>2015-05-22T14:30:25</meta:creation-date>
    <dc:date>2015-05-22T14:34:24</dc:date>
    <dc:creator>Omid </dc:creator>
    <meta:editing-duration>P0D</meta:editing-duration>
    <meta:editing-cycles>1</meta:editing-cycles>
    <meta:document-statistic meta:table-count="0" meta:image-count="0" meta:object-count="0" meta:page-count="1" meta:paragraph-count="10" meta:word-count="55" meta:character-count="337" meta:non-whitespace-character-count="295"/>
    <meta:generator>LibreOffice/3.5$Linux_X86_64 LibreOffice_project/350m1$Build-2</meta:generator>
  </office:meta>
</office:document-meta>
</file>